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C000000CCC7DC2A4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4cm" svg:stroke-color="#579d1c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draw:stroke="none" svg:stroke-color="#ff6600" draw:fill="none" draw:fill-color="#ffffff" draw:auto-grow-height="true" draw:auto-grow-width="false" fo:max-height="0cm" fo:min-height="3.752cm"/>
    </style:style>
    <style:style style:name="gr3" style:family="graphic" style:parent-style-name="objectwithoutfill">
      <style:graphic-properties svg:stroke-width="0.2cm" svg:stroke-color="#579d1c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4cm" svg:stroke-color="#ff00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4cm" svg:stroke-color="#6666ff" draw:marker-start-width="0.8cm" draw:marker-end-width="0.8cm" draw:fill="none" draw:textarea-vertical-align="middl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0.4cm" svg:stroke-color="#006600" draw:marker-start-width="0.8cm" draw:marker-end-width="0.8cm" draw:fill="none" draw:textarea-vertical-align="middle" fo:padding-top="0.325cm" fo:padding-bottom="0.325cm" fo:padding-left="0.45cm" fo:padding-right="0.45cm"/>
    </style:style>
    <style:style style:name="gr8" style:family="graphic" style:parent-style-name="standard">
      <style:graphic-properties draw:stroke="none" draw:fill="solid" draw:fill-color="#0066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4cm" svg:stroke-color="#ff99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2" style:family="graphic" style:parent-style-name="standard">
      <style:graphic-properties svg:stroke-width="0.4cm" svg:stroke-color="#00cc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3" style:family="graphic" style:parent-style-name="standard">
      <style:graphic-properties svg:stroke-width="0.4cm" svg:stroke-color="#0000ff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4" style:family="graphic" style:parent-style-name="standard">
      <style:graphic-properties svg:stroke-width="0.4cm" svg:stroke-color="#9900ff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5" style:family="graphic" style:parent-style-name="objectwithoutfill">
      <style:graphic-properties svg:stroke-width="0.4cm" svg:stroke-color="#b2b2b2" draw:marker-start-width="0.8cm" draw:marker-end-width="0.8cm" draw:fill="none" draw:textarea-vertical-align="middle" fo:padding-top="0.325cm" fo:padding-bottom="0.325cm" fo:padding-left="0.45cm" fo:padding-right="0.45cm"/>
    </style:style>
    <style:style style:name="gr16" style:family="graphic" style:parent-style-name="standard">
      <style:graphic-properties svg:stroke-width="0.1cm" svg:stroke-color="#b2b2b2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width="0.4cm" svg:stroke-color="#b2b2b2" draw:marker-start-width="0.8cm" draw:marker-end-width="0.8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19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20" style:family="graphic" style:parent-style-name="standard">
      <style:graphic-properties svg:stroke-width="0.4cm" svg:stroke-color="#b2b2b2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</style:style>
    <style:style style:name="gr22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4" style:family="graphic" style:parent-style-name="objectwithoutfill">
      <style:graphic-properties svg:stroke-width="0.4cm" svg:stroke-color="#ff9900" draw:marker-start-width="0.8cm" draw:marker-end-width="0.8cm" draw:fill="none" draw:textarea-vertical-align="middle" fo:padding-top="0.325cm" fo:padding-bottom="0.325cm" fo:padding-left="0.45cm" fo:padding-right="0.45cm"/>
    </style:style>
    <style:style style:name="gr25" style:family="graphic" style:parent-style-name="standard">
      <style:graphic-properties svg:stroke-width="0.4cm" svg:stroke-color="#ff99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6" style:family="graphic" style:parent-style-name="standard">
      <style:graphic-properties svg:stroke-width="0.4cm" svg:stroke-color="#ff9900" draw:marker-start-width="2cm" draw:marker-end-width="2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7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8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9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0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1" style:family="graphic" style:parent-style-name="objectwithoutfill">
      <style:graphic-properties svg:stroke-width="0.4cm" svg:stroke-color="#009900" draw:marker-start-width="0.8cm" draw:marker-end-width="0.8cm" draw:fill="none" draw:textarea-vertical-align="middle" fo:padding-top="0.325cm" fo:padding-bottom="0.325cm" fo:padding-left="0.45cm" fo:padding-right="0.45cm"/>
    </style:style>
    <style:style style:name="gr32" style:family="graphic" style:parent-style-name="objectwithoutfill">
      <style:graphic-properties svg:stroke-width="0.4cm" svg:stroke-color="#ff3333" draw:marker-start-width="0.8cm" draw:marker-end-width="0.8cm" draw:fill="none" draw:textarea-vertical-align="middle" fo:padding-top="0.325cm" fo:padding-bottom="0.325cm" fo:padding-left="0.45cm" fo:padding-right="0.45cm"/>
    </style:style>
    <style:style style:name="gr33" style:family="graphic" style:parent-style-name="standard">
      <style:graphic-properties svg:stroke-width="0.4cm" draw:marker-start-width="0.8cm" draw:marker-end-width="0.8cm" draw:fill="solid" draw:fill-color="#cfe7f5" draw:textarea-horizontal-align="justify" draw:textarea-vertical-align="middle" draw:auto-grow-height="false" fo:padding-top="0.325cm" fo:padding-bottom="0.325cm" fo:padding-left="0.45cm" fo:padding-right="0.45cm"/>
    </style:style>
    <style:style style:name="gr34" style:family="graphic" style:parent-style-name="standard">
      <style:graphic-properties svg:stroke-width="0.4cm" draw:marker-start-width="0.8cm" draw:marker-end-width="0.8cm" draw:fill="solid" draw:fill-color="#83caff" draw:textarea-horizontal-align="justify" draw:textarea-vertical-align="middle" draw:auto-grow-height="false" fo:padding-top="0.325cm" fo:padding-bottom="0.325cm" fo:padding-left="0.45cm" fo:padding-right="0.45cm"/>
    </style:style>
    <style:style style:name="gr35" style:family="graphic" style:parent-style-name="standard">
      <style:graphic-properties svg:stroke-width="0.4cm" draw:marker-start-width="0.8cm" draw:marker-end-width="0.8cm" draw:fill="none" draw:fill-color="#6666ff" draw:textarea-horizontal-align="justify" draw:textarea-vertical-align="middle" draw:auto-grow-height="false" fo:padding-top="0.325cm" fo:padding-bottom="0.325cm" fo:padding-left="0.45cm" fo:padding-right="0.45cm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6666ff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>
      <style:graphic-properties svg:stroke-width="0.4cm" svg:stroke-color="#579d1c" draw:marker-start-width="0.8cm" draw:marker-end-width="0.8cm" draw:fill="solid" draw:fill-color="#ccffcc" draw:textarea-horizontal-align="justify" draw:textarea-vertical-align="middle" draw:auto-grow-height="false" fo:padding-top="0.325cm" fo:padding-bottom="0.325cm" fo:padding-left="0.45cm" fo:padding-right="0.45cm"/>
    </style:style>
    <style:style style:name="gr40" style:family="graphic" style:parent-style-name="standard">
      <style:graphic-properties svg:stroke-width="0.4cm" svg:stroke-color="#579d1c" draw:marker-start-width="0.8cm" draw:marker-end-width="0.8cm" draw:fill="solid" draw:fill-color="#99cc66" draw:textarea-horizontal-align="justify" draw:textarea-vertical-align="middle" draw:auto-grow-height="false" fo:padding-top="0.325cm" fo:padding-bottom="0.325cm" fo:padding-left="0.45cm" fo:padding-right="0.45cm"/>
    </style:style>
    <style:style style:name="gr41" style:family="graphic" style:parent-style-name="objectwithoutfill">
      <style:graphic-properties svg:stroke-width="0.4cm" svg:stroke-color="#009900" draw:marker-start-width="0.8cm" draw:marker-end-width="0.8cm" draw:fill="none" draw:fill-color="#99ffcc" draw:textarea-vertical-align="middle" fo:padding-top="0.325cm" fo:padding-bottom="0.325cm" fo:padding-left="0.45cm" fo:padding-right="0.45cm"/>
    </style:style>
    <style:style style:name="gr42" style:family="graphic" style:parent-style-name="standard">
      <style:graphic-properties svg:stroke-width="0.4cm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43" style:family="graphic" style:parent-style-name="objectwithoutfill">
      <style:graphic-properties svg:stroke-width="0.4cm" svg:stroke-color="#000000" draw:marker-start-width="0.8cm" draw:marker-end-width="0.8cm" draw:fill="none" draw:textarea-vertical-align="middle" fo:padding-top="0.325cm" fo:padding-bottom="0.325cm" fo:padding-left="0.45cm" fo:padding-right="0.45cm"/>
    </style:style>
    <style:style style:name="gr44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45" style:family="graphic" style:parent-style-name="standard">
      <style:graphic-properties draw:stroke="none" draw:fill="solid" draw:fill-color="#00cc00" draw:textarea-horizontal-align="justify" draw:textarea-vertical-align="middle" draw:auto-grow-height="false"/>
    </style:style>
    <style:style style:name="gr46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47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9900" fo:font-size="96pt" style:font-size-asian="96pt" style:font-size-complex="96pt"/>
    </style:style>
    <style:style style:name="P3" style:family="paragraph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P4" style:family="paragraph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P5" style:family="paragraph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P7" style:family="paragraph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P8" style:family="paragraph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P9" style:family="paragraph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P11" style:family="paragraph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P12" style:family="paragraph">
      <style:paragraph-properties fo:text-align="center"/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P13" style:family="paragraph">
      <style:text-properties fo:color="#6666ff" style:font-name="Adobe Gothic Std B" fo:font-size="96pt" fo:text-shadow="1pt 1pt" style:font-size-asian="96pt" style:font-size-complex="96pt"/>
    </style:style>
    <style:style style:name="P14" style:family="paragraph">
      <style:paragraph-properties fo:text-align="center"/>
      <style:text-properties fo:font-weight="bold"/>
    </style:style>
    <style:style style:name="T1" style:family="text">
      <style:text-properties fo:color="#009900" style:font-name="Times New Roman2" fo:font-size="96pt" style:font-name-asian="Times New Roman2" style:font-size-asian="96pt" style:font-name-complex="Times New Roman2" style:font-size-complex="96pt"/>
    </style:style>
    <style:style style:name="T2" style:family="text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T6" style:family="text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T7" style:family="text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T8" style:family="text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T9" style:family="text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T10" style:family="text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T11" style:family="text"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T12" style:family="text">
      <style:text-properties fo:color="#6666ff" style:font-name="Adobe Gothic Std B" fo:font-size="96pt" fo:text-shadow="1pt 1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6.4cm" svg:height="6.4cm" svg:x="3.2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2cm" svg:height="4.002cm" svg:x="5.4cm" svg:y="3.8cm">
          <draw:text-box>
            <text:p><text:span text:style-name="T1">γ</text:span></text:p>
          </draw:text-box>
        </draw:frame>
        <draw:line draw:style-name="gr3" draw:text-style-name="P1" draw:layer="layout" svg:x1="6.4cm" svg:y1="7.9cm" svg:x2="6.4cm" svg:y2="8.9cm">
          <text:p/>
        </draw:line>
        <draw:line draw:style-name="gr3" draw:text-style-name="P1" draw:layer="layout" svg:x1="7.9cm" svg:y1="6.4cm" svg:x2="8.9cm" svg:y2="6.4cm">
          <text:p/>
        </draw:line>
        <draw:line draw:style-name="gr3" draw:text-style-name="P1" draw:layer="layout" svg:x1="7.492cm" svg:y1="5.307cm" svg:x2="8.199cm" svg:y2="4.6cm">
          <text:p/>
        </draw:line>
        <draw:line draw:style-name="gr3" draw:text-style-name="P1" draw:layer="layout" svg:x1="4.7cm" svg:y1="4.592cm" svg:x2="5.407cm" svg:y2="5.299cm">
          <text:p/>
        </draw:line>
        <draw:line draw:style-name="gr3" draw:text-style-name="P1" draw:layer="layout" svg:x1="7.5cm" svg:y1="7.492cm" svg:x2="8.207cm" svg:y2="8.199cm">
          <text:p/>
        </draw:line>
        <draw:line draw:style-name="gr3" draw:text-style-name="P1" draw:layer="layout" svg:x1="3.9cm" svg:y1="6.4cm" svg:x2="4.9cm" svg:y2="6.4cm">
          <text:p/>
        </draw:line>
        <draw:line draw:style-name="gr3" draw:text-style-name="P1" draw:layer="layout" svg:x1="6.4cm" svg:y1="3.9cm" svg:x2="6.4cm" svg:y2="4.9cm">
          <text:p/>
        </draw:line>
        <draw:line draw:style-name="gr3" draw:text-style-name="P1" draw:layer="layout" svg:x1="4.6cm" svg:y1="8.207cm" svg:x2="5.307cm" svg:y2="7.5cm">
          <text:p/>
        </draw:line>
        <draw:custom-shape draw:style-name="gr4" draw:text-style-name="P1" draw:layer="layout" svg:width="3.5cm" svg:height="3.5cm" svg:x="13.5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5.397cm" svg:height="5.397cm" svg:x="2.203cm" svg:y="10.4cm">
          <draw:image xlink:href="Pictures/10000000000000CC000000CCC7DC2A44.png" xlink:type="simple" xlink:show="embed" xlink:actuate="onLoad">
            <text:p/>
          </draw:image>
        </draw:frame>
        <draw:path draw:style-name="gr6" draw:text-style-name="P1" draw:layer="layout" svg:width="2.599cm" svg:height="1.599cm" svg:x="10.6cm" svg:y="15.6cm" svg:viewBox="0 0 2600 1600" svg:d="m0 1600c591-1600 1300-1600 1300-1600h1300">
          <text:p/>
        </draw:path>
        <draw:line draw:style-name="gr6" draw:text-style-name="P1" draw:layer="layout" svg:x1="10cm" svg:y1="18cm" svg:x2="10cm" svg:y2="15cm">
          <text:p/>
        </draw:line>
        <draw:line draw:style-name="gr6" draw:text-style-name="P1" draw:layer="layout" svg:x1="9.8cm" svg:y1="17.8cm" svg:x2="13.4cm" svg:y2="17.8cm">
          <text:p/>
        </draw:line>
        <draw:line draw:style-name="gr7" draw:text-style-name="P1" draw:layer="layout" svg:x1="16.1cm" svg:y1="19.6cm" svg:x2="16.1cm" svg:y2="16.6cm">
          <text:p/>
        </draw:line>
        <draw:custom-shape draw:style-name="gr8" draw:text-style-name="P1" draw:layer="layout" svg:width="1.4cm" svg:height="0.8cm" svg:x="15.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3cm" svg:y1="19.6cm" svg:x2="17.3cm" svg:y2="16.6cm">
          <text:p/>
        </draw:line>
        <draw:custom-shape draw:style-name="gr8" draw:text-style-name="P1" draw:layer="layout" svg:width="1.4cm" svg:height="0.8cm" svg:x="16.6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6cm" svg:y1="19.6cm" svg:x2="18.6cm" svg:y2="16.6cm">
          <text:p/>
        </draw:line>
        <draw:custom-shape draw:style-name="gr8" draw:text-style-name="P1" draw:layer="layout" svg:width="1.4cm" svg:height="0.8cm" svg:x="17.9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9.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4.8cm" svg:height="4.086cm" svg:x="9.8cm" svg:y="10.2cm">
          <draw:text-box>
            <text:p><text:span text:style-name="T2">V</text:span></text:p>
          </draw:text-box>
        </draw:frame>
        <draw:custom-shape draw:style-name="gr11" draw:text-style-name="P1" draw:layer="layout" svg:width="3.326cm" svg:height="3.326cm" svg:x="9.374cm" svg:y="10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4.8cm" svg:height="4.086cm" svg:x="14cm" svg:y="10.2cm">
          <draw:text-box>
            <text:p><text:span text:style-name="T3">X</text:span></text:p>
          </draw:text-box>
        </draw:frame>
        <draw:frame draw:style-name="gr10" draw:text-style-name="P5" draw:layer="layout" svg:width="4.8cm" svg:height="4.086cm" svg:x="18.6cm" svg:y="10.2cm">
          <draw:text-box>
            <text:p><text:span text:style-name="T4">Y</text:span></text:p>
          </draw:text-box>
        </draw:frame>
        <draw:frame draw:style-name="gr10" draw:text-style-name="P6" draw:layer="layout" svg:width="4.8cm" svg:height="4.086cm" svg:x="23.2cm" svg:y="10.2cm">
          <draw:text-box>
            <text:p><text:span text:style-name="T5">Z</text:span></text:p>
          </draw:text-box>
        </draw:frame>
        <draw:custom-shape draw:style-name="gr12" draw:text-style-name="P1" draw:layer="layout" svg:width="3.5cm" svg:height="3.5cm" svg:x="18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5cm" svg:height="3.5cm" svg:x="22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326cm" svg:height="3.326cm" svg:x="12.474cm" svg:y="4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8cm" svg:height="4.086cm" svg:x="12.9cm" svg:y="3.8cm">
          <draw:text-box>
            <text:p><text:span text:style-name="T6">W</text:span></text:p>
          </draw:text-box>
        </draw:frame>
        <draw:path draw:style-name="gr15" draw:text-style-name="P1" draw:layer="layout" svg:width="3.099cm" svg:height="1.827cm" svg:x="3.3cm" svg:y="16.772cm" svg:viewBox="0 0 3100 1828" svg:d="m0 1728c100-500 300-1100 700-900s200 400 600 600 400-1214 1000-1414 800 1814 800 1814">
          <text:p/>
        </draw:path>
        <draw:line draw:style-name="gr15" draw:text-style-name="P1" draw:layer="layout" svg:x1="3cm" svg:y1="19.2cm" svg:x2="6.6cm" svg:y2="19.2cm">
          <text:p/>
        </draw:line>
        <draw:custom-shape draw:style-name="gr16" draw:text-style-name="P1" draw:layer="layout" svg:width="2.2cm" svg:height="2.1cm" svg:x="4.3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4.8cm" svg:height="3.448cm" svg:x="4.3cm" svg:y="17.553cm">
          <draw:text-box>
            <text:p><text:span text:style-name="T7">L</text:span></text:p>
          </draw:text-box>
        </draw:frame>
        <draw:custom-shape draw:style-name="gr11" draw:text-style-name="P1" draw:layer="layout" svg:width="3.326cm" svg:height="3.326cm" svg:x="19.474cm" svg:y="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18" draw:text-style-name="P1" draw:layer="layout" svg:width="4.826cm" svg:height="4.826cm" svg:x="4.502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42cm" svg:height="3.159cm" draw:transform="rotate (0.905127750084259) translate (4.986cm 15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2.916cm" svg:height="1.62cm" draw:transform="rotate (0.495848040491589) translate (4.056cm 16.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4.8cm" svg:height="4.086cm" svg:x="10cm" svg:y="7.199cm">
          <draw:text-box>
            <text:p><text:span text:style-name="T8">V</text:span></text:p>
          </draw:text-box>
        </draw:frame>
        <draw:custom-shape draw:style-name="gr20" draw:text-style-name="P1" draw:layer="layout" svg:width="3.326cm" svg:height="3.326cm" svg:x="9.5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4.8cm" svg:height="3.286cm" svg:x="14.8cm" svg:y="6.999cm">
          <draw:text-box>
            <text:p><text:span text:style-name="T9">V</text:span></text:p>
          </draw:text-box>
        </draw:frame>
        <draw:custom-shape draw:style-name="gr20" draw:text-style-name="P1" draw:layer="layout" svg:width="3.326cm" svg:height="3.326cm" svg:x="14.1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1" draw:layer="layout" svg:width="7cm" svg:height="2.012cm" svg:x="14.2cm" svg:y="8.788cm">
          <draw:text-box>
            <text:p><text:span text:style-name="T10">log</text:span></text:p>
          </draw:text-box>
        </draw:frame>
        <draw:frame draw:style-name="gr10" draw:text-style-name="P9" draw:layer="layout" svg:width="4.8cm" svg:height="4.086cm" svg:x="19.2cm" svg:y="7.199cm">
          <draw:text-box>
            <text:p><text:span text:style-name="T8">P</text:span></text:p>
          </draw:text-box>
        </draw:frame>
        <draw:custom-shape draw:style-name="gr20" draw:text-style-name="P1" draw:layer="layout" svg:width="3.326cm" svg:height="3.326cm" svg:x="18.7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4.8cm" svg:height="4.086cm" svg:x="5.3cm" svg:y="7.199cm">
          <draw:text-box>
            <text:p><text:span text:style-name="T8">?</text:span></text:p>
          </draw:text-box>
        </draw:frame>
        <draw:custom-shape draw:style-name="gr20" draw:text-style-name="P1" draw:layer="layout" svg:width="3.326cm" svg:height="3.326cm" svg:x="4.8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401cm" svg:height="0.797cm" draw:transform="rotate (0.495848040491589) translate (4.768cm 16.9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2.859cm" svg:height="1.792cm" draw:transform="rotate (0.796568270610212) translate (5.881cm 15.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457cm" svg:height="0.798cm" draw:transform="rotate (0.760090889243531) translate (6.544cm 15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line draw:style-name="gr24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6.8cm" svg:y1="6.601cm" svg:x2="12.1cm" svg:y2="6.601cm">
          <text:p/>
        </draw:line>
        <draw:line draw:style-name="gr24" draw:text-style-name="P1" draw:layer="layout" svg:x1="6.8cm" svg:y1="7.877cm" svg:x2="12.1cm" svg:y2="7.877cm">
          <text:p/>
        </draw:line>
        <draw:line draw:style-name="gr24" draw:text-style-name="P1" draw:layer="layout" svg:x1="9.392cm" svg:y1="4cm" svg:x2="9.392cm" svg:y2="9.3cm">
          <text:p/>
        </draw:line>
        <draw:line draw:style-name="gr24" draw:text-style-name="P1" draw:layer="layout" svg:x1="10.668cm" svg:y1="4cm" svg:x2="10.668cm" svg:y2="9.3cm">
          <text:p/>
        </draw:line>
        <draw:line draw:style-name="gr24" draw:text-style-name="P1" draw:layer="layout" svg:x1="8.116cm" svg:y1="4cm" svg:x2="8.116cm" svg:y2="9.3cm">
          <text:p/>
        </draw:line>
        <draw:custom-shape draw:style-name="gr25" draw:text-style-name="P1" draw:layer="layout" svg:width="4.2cm" svg:height="2.592cm" draw:transform="rotate (1.5707963267949) translate (16.8cm 9.4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4.2cm" svg:height="2.592cm" draw:transform="rotate (1.5707963267949) translate (19.4cm 9.4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5.192cm" svg:height="2.7cm" svg:x="16.8cm" svg:y="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1" draw:layer="layout" svg:x1="18.092cm" svg:y1="5.9cm" svg:x2="18.092cm" svg:y2="8.6cm">
          <text:p/>
        </draw:line>
        <draw:line draw:style-name="gr24" draw:text-style-name="P1" draw:layer="layout" svg:x1="20.748cm" svg:y1="5.9cm" svg:x2="20.748cm" svg:y2="8.6cm">
          <text:p/>
        </draw:line>
        <draw:line draw:style-name="gr24" draw:text-style-name="P1" draw:layer="layout" svg:x1="20.748cm" svg:y1="4.4cm" svg:x2="18.092cm" svg:y2="5.8cm">
          <text:p/>
        </draw:line>
        <draw:line draw:style-name="gr24" draw:text-style-name="P1" draw:layer="layout" svg:x1="21.948cm" svg:y1="6.6cm" svg:x2="19.292cm" svg:y2="8cm">
          <text:p/>
        </draw:line>
        <draw:line draw:style-name="gr24" draw:text-style-name="P1" draw:layer="layout" svg:x1="16.792cm" svg:y1="6.6cm" svg:x2="19.448cm" svg:y2="8cm">
          <text:p/>
        </draw:line>
        <draw:line draw:style-name="gr24" draw:text-style-name="P1" draw:layer="layout" svg:x1="18.092cm" svg:y1="4.5cm" svg:x2="20.748cm" svg:y2="5.9cm">
          <text:p/>
        </draw:line>
        <draw:line draw:style-name="gr24" draw:text-style-name="P1" draw:layer="layout" svg:x1="6.8cm" svg:y1="12.876cm" svg:x2="12.1cm" svg:y2="12.876cm">
          <text:p/>
        </draw:line>
        <draw:custom-shape draw:style-name="gr11" draw:text-style-name="P1" draw:layer="layout" svg:width="5.3cm" svg:height="5.3cm" svg:x="6.8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6.8cm" svg:y1="14.201cm" svg:x2="12.1cm" svg:y2="14.201cm">
          <text:p/>
        </draw:line>
        <draw:line draw:style-name="gr24" draw:text-style-name="P1" draw:layer="layout" svg:x1="6.8cm" svg:y1="15.477cm" svg:x2="12.1cm" svg:y2="15.477cm">
          <text:p/>
        </draw:line>
        <draw:line draw:style-name="gr24" draw:text-style-name="P1" draw:layer="layout" svg:x1="9.392cm" svg:y1="11.6cm" svg:x2="9.392cm" svg:y2="16.9cm">
          <text:p/>
        </draw:line>
        <draw:line draw:style-name="gr24" draw:text-style-name="P1" draw:layer="layout" svg:x1="10.668cm" svg:y1="11.6cm" svg:x2="10.668cm" svg:y2="16.9cm">
          <text:p/>
        </draw:line>
        <draw:line draw:style-name="gr24" draw:text-style-name="P1" draw:layer="layout" svg:x1="8.116cm" svg:y1="11.6cm" svg:x2="8.116cm" svg:y2="16.9cm">
          <text:p/>
        </draw:line>
        <draw:line draw:style-name="gr24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6.8cm" svg:y1="6.601cm" svg:x2="12.1cm" svg:y2="6.601cm">
          <text:p/>
        </draw:line>
        <draw:line draw:style-name="gr24" draw:text-style-name="P1" draw:layer="layout" svg:x1="6.8cm" svg:y1="7.877cm" svg:x2="12.1cm" svg:y2="7.877cm">
          <text:p/>
        </draw:line>
        <draw:line draw:style-name="gr24" draw:text-style-name="P1" draw:layer="layout" svg:x1="9.392cm" svg:y1="4cm" svg:x2="9.392cm" svg:y2="9.3cm">
          <text:p/>
        </draw:line>
        <draw:line draw:style-name="gr24" draw:text-style-name="P1" draw:layer="layout" svg:x1="10.668cm" svg:y1="4cm" svg:x2="10.668cm" svg:y2="9.3cm">
          <text:p/>
        </draw:line>
        <draw:line draw:style-name="gr24" draw:text-style-name="P1" draw:layer="layout" svg:x1="8.116cm" svg:y1="4cm" svg:x2="8.116cm" svg:y2="9.3cm">
          <text:p/>
        </draw:line>
        <draw:custom-shape draw:style-name="gr25" draw:text-style-name="P1" draw:layer="layout" svg:width="4.2cm" svg:height="2.592cm" draw:transform="rotate (1.5707963267949) translate (16.8cm 17.1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4.2cm" svg:height="2.592cm" draw:transform="rotate (1.5707963267949) translate (19.4cm 17.1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5.192cm" svg:height="2.7cm" svg:x="16.8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1" draw:layer="layout" svg:x1="18.092cm" svg:y1="13.6cm" svg:x2="18.092cm" svg:y2="16.3cm">
          <text:p/>
        </draw:line>
        <draw:line draw:style-name="gr24" draw:text-style-name="P1" draw:layer="layout" svg:x1="20.748cm" svg:y1="13.6cm" svg:x2="20.748cm" svg:y2="16.3cm">
          <text:p/>
        </draw:line>
        <draw:line draw:style-name="gr24" draw:text-style-name="P1" draw:layer="layout" svg:x1="20.748cm" svg:y1="12.1cm" svg:x2="18.092cm" svg:y2="13.5cm">
          <text:p/>
        </draw:line>
        <draw:line draw:style-name="gr24" draw:text-style-name="P1" draw:layer="layout" svg:x1="21.948cm" svg:y1="14.3cm" svg:x2="19.292cm" svg:y2="15.7cm">
          <text:p/>
        </draw:line>
        <draw:line draw:style-name="gr24" draw:text-style-name="P1" draw:layer="layout" svg:x1="16.792cm" svg:y1="14.3cm" svg:x2="19.448cm" svg:y2="15.7cm">
          <text:p/>
        </draw:line>
        <draw:line draw:style-name="gr24" draw:text-style-name="P1" draw:layer="layout" svg:x1="18.092cm" svg:y1="12.2cm" svg:x2="20.748cm" svg:y2="13.6cm">
          <text:p/>
        </draw:line>
        <draw:custom-shape draw:style-name="gr27" draw:text-style-name="P12" draw:layer="layout" svg:width="2.9cm" svg:height="2.9cm" svg:x="19.1cm" svg:y="14.2cm">
          <text:p text:style-name="P1"><text:span text:style-name="T1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2.9cm" svg:height="2.9cm" svg:x="9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2.9cm" svg:height="2.9cm" svg:x="9.166cm" svg:y="13.858cm">
          <text:p text:style-name="P1"><text:span text:style-name="T11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2.9cm" svg:height="2.9cm" svg:x="19.066cm" svg:y="13.958cm">
          <text:p text:style-name="P1"><text:span text:style-name="T11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line draw:style-name="gr31" draw:text-style-name="P1" draw:layer="layout" svg:x1="7.2cm" svg:y1="10.6cm" svg:x2="7.2cm" svg:y2="7.6cm">
          <text:p/>
        </draw:line>
        <draw:line draw:style-name="gr31" draw:text-style-name="P1" draw:layer="layout" svg:x1="5.7cm" svg:y1="9.1cm" svg:x2="8.7cm" svg:y2="9.1cm">
          <text:p/>
        </draw:line>
        <draw:line draw:style-name="gr32" draw:text-style-name="P1" draw:layer="layout" svg:x1="7cm" svg:y1="13.4cm" svg:x2="10cm" svg:y2="13.4cm">
          <text:p/>
        </draw:line>
        <draw:custom-shape draw:style-name="gr33" draw:text-style-name="P1" draw:layer="layout" svg:width="6.4cm" svg:height="4.6cm" svg:x="12.4cm" svg:y="7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4cm" svg:height="2.4cm" svg:x="13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.6cm" svg:height="1cm" svg:x="16.5cm" svg:y="8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8cm" svg:height="0.8cm" svg:x="14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cm" svg:height="0.6cm" svg:x="14.9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38" draw:text-style-name="P13" draw:layer="layout" svg:width="4.38cm" svg:height="4.51cm" svg:x="3.62cm" svg:y="2.29cm">
          <draw:text-box>
            <text:p><text:span text:style-name="T12">80</text:span></text:p>
          </draw:text-box>
        </draw:frame>
        <draw:frame draw:style-name="gr38" draw:text-style-name="P13" draw:layer="layout" svg:width="6.319cm" svg:height="4.51cm" svg:x="8.5cm" svg:y="5.79cm">
          <draw:text-box>
            <text:p><text:span text:style-name="T12">150</text:span></text:p>
          </draw:text-box>
        </draw:frame>
        <draw:frame draw:style-name="gr38" draw:text-style-name="P13" draw:layer="layout" svg:width="6.319cm" svg:height="4.51cm" svg:x="16.281cm" svg:y="9.09cm">
          <draw:text-box>
            <text:p><text:span text:style-name="T12">300</text:span></text:p>
          </draw:text-box>
        </draw:frame>
        <draw:frame draw:style-name="gr38" draw:text-style-name="P13" draw:layer="layout" svg:width="6.319cm" svg:height="4.51cm" svg:x="2.081cm" svg:y="12.49cm">
          <draw:text-box>
            <text:p><text:span text:style-name="T12">600</text:span></text:p>
          </draw:text-box>
        </draw:frame>
        <draw:frame draw:style-name="gr2" draw:text-style-name="P2" draw:layer="layout" svg:width="5cm" svg:height="4.002cm" svg:x="21.8cm" svg:y="1.2cm">
          <draw:text-box>
            <text:p><text:span text:style-name="T1">γ</text:span></text:p>
          </draw:text-box>
        </draw:frame>
        <draw:line draw:style-name="gr3" draw:text-style-name="P1" draw:layer="layout" svg:x1="23.574cm" svg:y1="2.332cm" svg:x2="22cm" svg:y2="2.332cm">
          <text:p/>
        </draw:line>
        <presentation:notes draw:style-name="dp2">
          <draw:page-thumbnail draw:style-name="gr17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custom-shape draw:style-name="gr39" draw:text-style-name="P1" draw:layer="layout" svg:width="6.4cm" svg:height="6.4cm" svg:x="9.4cm" svg:y="6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6cm" svg:height="2.6cm" svg:x="11.8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1" draw:text-style-name="P1" draw:layer="layout" svg:x1="10.8cm" svg:y1="7.6cm" svg:x2="10.8cm" svg:y2="12.4cm">
          <text:p/>
        </draw:line>
        <draw:line draw:style-name="gr41" draw:text-style-name="P1" draw:layer="layout" svg:x1="10.2cm" svg:y1="11.6cm" svg:x2="14.8cm" svg:y2="11.6cm">
          <text:p/>
        </draw:line>
        <presentation:notes draw:style-name="dp2">
          <draw:page-thumbnail draw:style-name="gr17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custom-shape draw:style-name="gr33" draw:text-style-name="P1" draw:layer="layout" svg:width="6.4cm" svg:height="6.4cm" svg:x="11.1cm" svg:y="6.8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2" draw:text-style-name="P1" draw:layer="layout" svg:width="3.8cm" svg:height="2.8cm" svg:x="12.4cm" svg:y="10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6cm" svg:height="2.8cm" svg:x="14.6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7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custom-shape draw:style-name="gr34" draw:text-style-name="P1" draw:layer="layout" svg:width="5.7cm" svg:height="6.3cm" draw:transform="rotate (-1.5707963267949) translate (8.4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6" draw:text-style-name="P1" draw:layer="layout" svg:width="2.599cm" svg:height="1.599cm" svg:x="16cm" svg:y="6.6cm" svg:viewBox="0 0 2600 1600" svg:d="m0 1600c591-1600 1300-1600 1300-1600h1300">
          <text:p/>
        </draw:path>
        <draw:line draw:style-name="gr6" draw:text-style-name="P1" draw:layer="layout" svg:x1="15.4cm" svg:y1="9cm" svg:x2="15.4cm" svg:y2="6cm">
          <text:p/>
        </draw:line>
        <draw:line draw:style-name="gr6" draw:text-style-name="P1" draw:layer="layout" svg:x1="15.2cm" svg:y1="8.8cm" svg:x2="18.8cm" svg:y2="8.8cm">
          <text:p/>
        </draw:line>
        <draw:custom-shape draw:style-name="gr9" draw:text-style-name="P1" draw:layer="layout" svg:width="0.8cm" svg:height="0.8cm" svg:x="1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2.599cm" svg:height="1.599cm" svg:x="16cm" svg:y="10.8cm" svg:viewBox="0 0 2600 1600" svg:d="m0 1600c591-1600 1300-1600 1300-1600h1300">
          <text:p/>
        </draw:path>
        <draw:line draw:style-name="gr6" draw:text-style-name="P1" draw:layer="layout" svg:x1="15.4cm" svg:y1="13.2cm" svg:x2="15.4cm" svg:y2="10.2cm">
          <text:p/>
        </draw:line>
        <draw:line draw:style-name="gr6" draw:text-style-name="P1" draw:layer="layout" svg:x1="15.2cm" svg:y1="13cm" svg:x2="18.8cm" svg:y2="13cm">
          <text:p/>
        </draw:line>
        <draw:line draw:style-name="gr6" draw:text-style-name="P1" draw:layer="layout" svg:x1="15.4cm" svg:y1="17cm" svg:x2="15.4cm" svg:y2="14cm">
          <text:p/>
        </draw:line>
        <draw:line draw:style-name="gr6" draw:text-style-name="P1" draw:layer="layout" svg:x1="15.2cm" svg:y1="16.8cm" svg:x2="18.8cm" svg:y2="16.8cm">
          <text:p/>
        </draw:line>
        <draw:custom-shape draw:style-name="gr9" draw:text-style-name="P1" draw:layer="layout" svg:width="0.8cm" svg:height="0.8cm" svg:x="1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5.4cm" svg:y1="17cm" svg:x2="5.4cm" svg:y2="14cm">
          <text:p/>
        </draw:line>
        <draw:line draw:style-name="gr43" draw:text-style-name="P1" draw:layer="layout" svg:x1="5.2cm" svg:y1="16.8cm" svg:x2="8.8cm" svg:y2="16.8cm">
          <text:p/>
        </draw:line>
        <draw:custom-shape draw:style-name="gr44" draw:text-style-name="P1" draw:layer="layout" svg:width="0.8cm" svg:height="0.8cm" svg:x="5.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cm" svg:height="0.8cm" svg:x="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cm" svg:height="0.8cm" svg:x="7.7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7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custom-shape draw:style-name="gr45" draw:text-style-name="P14" draw:layer="layout" svg:width="3.266cm" svg:height="2.8cm" svg:x="4.4cm" svg:y="2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14" draw:layer="layout" svg:width="2.9cm" svg:height="2.9cm" svg:x="5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4" draw:layer="layout" svg:width="2.9cm" svg:height="2.9cm" svg:x="6.6cm" svg:y="2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7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3T18:42:25.722000000</meta:creation-date>
    <dc:date>2017-02-25T15:58:10.349000000</dc:date>
    <meta:editing-duration>PT1H14M40S</meta:editing-duration>
    <meta:editing-cycles>33</meta:editing-cycles>
    <meta:generator>LibreOffice/4.1.5.3$Windows_x86 LibreOffice_project/1c1366bba2ba2b554cd2ca4d87c06da81c05d24</meta:generator>
    <meta:document-statistic meta:object-count="180"/>
  </office:meta>
</office:document-meta>
</file>